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555" officeooo:paragraph-rsid="0019d555"/>
    </style:style>
    <style:style style:name="P2" style:family="paragraph" style:parent-style-name="Standard">
      <style:text-properties officeooo:rsid="0019d555" officeooo:paragraph-rsid="001a28e6"/>
    </style:style>
    <style:style style:name="P3" style:family="paragraph" style:parent-style-name="Standard">
      <style:text-properties fo:font-weight="bold" officeooo:rsid="0019d555" officeooo:paragraph-rsid="0019d555" style:font-weight-asian="bold" style:font-weight-complex="bold"/>
    </style:style>
    <style:style style:name="P4" style:family="paragraph" style:parent-style-name="Standard">
      <style:text-properties fo:font-weight="bold" officeooo:rsid="001a28e6" officeooo:paragraph-rsid="001a28e6" style:font-weight-asian="bold" style:font-weight-complex="bold"/>
    </style:style>
    <style:style style:name="P5" style:family="paragraph" style:parent-style-name="Standard">
      <style:text-properties officeooo:rsid="001a28e6" officeooo:paragraph-rsid="001a28e6"/>
    </style:style>
    <style:style style:name="P6" style:family="paragraph" style:parent-style-name="Standard">
      <style:paragraph-properties fo:margin-top="0cm" fo:margin-bottom="0cm" style:contextual-spacing="false"/>
      <style:text-properties officeooo:rsid="0019d555" officeooo:paragraph-rsid="001a28e6"/>
    </style:style>
    <style:style style:name="P7" style:family="paragraph" style:parent-style-name="Standard">
      <style:paragraph-properties fo:margin-top="0cm" fo:margin-bottom="0cm" style:contextual-spacing="false"/>
      <style:text-properties officeooo:paragraph-rsid="0019d555"/>
    </style:style>
    <style:style style:name="P8" style:family="paragraph" style:parent-style-name="Standard">
      <style:paragraph-properties fo:margin-top="0cm" fo:margin-bottom="0cm" style:contextual-spacing="false"/>
      <style:text-properties officeooo:paragraph-rsid="001a28e6"/>
    </style:style>
    <style:style style:name="P9" style:family="paragraph" style:parent-style-name="Preformatted_20_Text">
      <style:text-properties officeooo:rsid="0019d555" officeooo:paragraph-rsid="0019d555"/>
    </style:style>
    <style:style style:name="P10" style:family="paragraph" style:parent-style-name="Preformatted_20_Text">
      <style:text-properties officeooo:rsid="0019d555" officeooo:paragraph-rsid="001a28e6"/>
    </style:style>
    <style:style style:name="P11" style:family="paragraph" style:parent-style-name="Preformatted_20_Text">
      <style:text-properties officeooo:rsid="001a28e6" officeooo:paragraph-rsid="001a28e6"/>
    </style:style>
    <style:style style:name="T1" style:family="text">
      <style:text-properties officeooo:rsid="001a28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wnload the docker.zip folder &amp; exrtract in on linux system.</text:p>
      <text:p text:style-name="P1"/>
      <text:p text:style-name="P1">For e.g.</text:p>
      <text:p text:style-name="P1">/home/uaername/docker</text:p>
      <text:p text:style-name="P1"/>
      <text:p text:style-name="P1">NOTE : To run docker environment we need to have docker demon installed on linux system </text:p>
      <text:p text:style-name="P1">To install docker demon on ubuntu follow the instructions from below link</text:p>
      <text:p text:style-name="P1"/>
      <text:p text:style-name="P1">URL : <text:a xlink:type="simple" xlink:href="https://www.digitalocean.com/community/tutorials/how-to-install-and-use-docker-getting-started">https://www.digitalocean.com/community/tutorials/how-to-install-and-use-docker-getting-started</text:a></text:p>
      <text:p text:style-name="P1"/>
      <text:p text:style-name="P1"/>
      <text:p text:style-name="P1">Once docker envirinment is setup follow below instructions to create required customised images</text:p>
      <text:p text:style-name="P1"/>
      <text:p text:style-name="P1"/>
      <text:p text:style-name="P1">Navigate to docker folder : cd /home/username/docker</text:p>
      <text:p text:style-name="P1"/>
      <text:p text:style-name="P1">Once you are in docker folder you will see below filder structure </text:p>
      <text:p text:style-name="P1"/>
      <text:p text:style-name="P3">Folders :</text:p>
      <text:p text:style-name="P3"/>
      <text:p text:style-name="P1">bolek</text:p>
      <text:p text:style-name="P1">jenkins</text:p>
      <text:p text:style-name="P1">loadbalancer</text:p>
      <text:p text:style-name="P1">lolek</text:p>
      <text:p text:style-name="P1"/>
      <text:p text:style-name="P1">Then navigate to folders to create images follow commands below.</text:p>
      <text:p text:style-name="P1"/>
      <text:p text:style-name="P1">/home/username/docker# cd lolek/</text:p>
      <text:p text:style-name="P1"/>
      <text:p text:style-name="P1">docker build -t userlolek/lolek .</text:p>
      <text:p text:style-name="P1"/>
      <text:p text:style-name="P1">/home/username/docker# cd bolek/</text:p>
      <text:p text:style-name="P1"/>
      <text:p text:style-name="P1">docker build -t userlolek/bolek .</text:p>
      <text:p text:style-name="P1"/>
      <text:p text:style-name="P4">Test Case 1 </text:p>
      <text:p text:style-name="P5"/>
      <text:p text:style-name="P8">docker run -d -p 81:80 <text:bookmark-start text:name="__DdeLink__66_578678003"/>userlolek<text:bookmark-end text:name="__DdeLink__66_578678003"/>/lolek</text:p>
      <text:p text:style-name="P8">docker run -d -p 82:80 userbolek/bolek</text:p>
      <text:p text:style-name="P8"/>
      <text:p text:style-name="P8">curl http://localhost:81/index.php - the result should consist "Hello Lolek!"</text:p>
      <text:p text:style-name="P6">curl http://localhost:82/index.php - the result should consist "Hello Bolek!"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Loadbalancer </text:p>
      <text:p text:style-name="P5"/>
      <text:p text:style-name="P5"/>
      <text:p text:style-name="P2">/home/username/docker# cd lolek/</text:p>
      <text:p text:style-name="P2"/>
      <text:p text:style-name="P2">docker build -t <text:span text:style-name="T1">svasav</text:span>/lolek .</text:p>
      <text:p text:style-name="P2"/>
      <text:p text:style-name="P2">/home/username/docker# cd bolek/</text:p>
      <text:p text:style-name="P2"/>
      <text:p text:style-name="P2">docker build -t <text:span text:style-name="T1">svasav</text:span>/bolek .</text:p>
      <text:p text:style-name="P1"/>
      <text:p text:style-name="P1">/home/username/docker# cd loadbalancer/</text:p>
      <text:p text:style-name="P1"/>
      <text:p text:style-name="P1">docker build -t svasav/loadbalancer .</text:p>
      <text:p text:style-name="P1"/>
      <text:p text:style-name="P1"/>
      <text:p text:style-name="P4">Test Case 2</text:p>
      <text:p text:style-name="P5"/>
      <text:p text:style-name="P8">docker run -d -p :80 svasav/lolek</text:p>
      <text:p text:style-name="P8">docker run -d -p :80 svasav/bolek</text:p>
      <text:p text:style-name="P8"><text:span text:style-name="T1">docker run -d -p 80:80 svasav/loadbalancer</text:span></text:p>
      <text:p text:style-name="P5"/>
      <text:p text:style-name="P5">find container ID with below command</text:p>
      <text:p text:style-name="P5"/>
      <text:p text:style-name="P5">docker ps</text:p>
      <text:p text:style-name="P5"/>
      <text:p text:style-name="P5">Find container IP </text:p>
      <text:p text:style-name="P5"/>
      <text:p text:style-name="P5">docker inspect <text:s/>&lt;Cintainer ID&gt;</text:p>
      <text:p text:style-name="P5"/>
      <text:p text:style-name="P5">find the loadbalance IP &amp; hit in browse to get results </text:p>
      <text:p text:style-name="P1"/>
      <text:p text:style-name="P5">for e.g. <text:a xlink:type="simple" xlink:href="http://172.17.0.7/">http://172.17.0.7</text:a> </text:p>
      <text:p text:style-name="P5"/>
      <text:p text:style-name="P5">refresh browser for loadbalance test.</text:p>
      <text:p text:style-name="P1"/>
      <text:p text:style-name="P4">Jenkins</text:p>
      <text:p text:style-name="P1"/>
      <text:p text:style-name="P1">/home/username/docker# cd jenkins/</text:p>
      <text:p text:style-name="P1"/>
      <text:p text:style-name="P9"><text:bookmark text:name="docs-internal-guid-642d460a-62f1-f233-5261-1006107a71e6"/>docker build -t jenkins-data -f Dockerfile-data .</text:p>
      <text:p text:style-name="P9"/>
      <text:p text:style-name="P9"><text:bookmark text:name="docs-internal-guid-642d460a-62f1-f233-5261-1006107a71e61"/>docker build -t jenkins2 .</text:p>
      <text:p text:style-name="P1"/>
      <text:p text:style-name="P1"/>
      <text:p text:style-name="P9"><text:bookmark text:name="docs-internal-guid-642d460a-62f1-f233-5261-1006107a71e62"/>docker run --name=jenkins-data jenkins-data</text:p>
      <text:p text:style-name="P1"/>
      <text:p text:style-name="P9">docker run -p 8080:8080 -p 50000:50000 --name=jenkins-master --volumes-from=jenkins-data -d jenkins2</text:p>
      <text:p text:style-name="P9"/>
      <text:p text:style-name="P9"/>
      <text:p text:style-name="P9"/>
      <text:p text:style-name="P10"><text:soft-page-break/>To access Jenkins console, navigate to browser &amp; hit URL : http://localhost:8080</text:p>
      <text:p text:style-name="P1"/>
      <text:p text:style-name="P1"/>
      <text:p text:style-name="P2">Run below command to view default administrator password</text:p>
      <text:p text:style-name="P1"/>
      <text:p text:style-name="P9"><text:bookmark text:name="docs-internal-guid-642d460a-62f5-bffb-6f63-931473b32b28"/>docker exec jenkins-master cat /var/jenkins_home/secrets/initialAdminPassword</text:p>
      <text:p text:style-name="P9"/>
      <text:p text:style-name="P9"/>
      <text:p text:style-name="P10">Now once login &amp; installed all plugins you cah customise Jenkins as per project requirements.</text:p>
      <text:p text:style-name="P10"/>
      <text:p text:style-name="P11"/>
      <text:p text:style-name="P11"/>
      <text:p text:style-name="P11"/>
      <text:p text:style-name="P11"/>
      <text:p text:style-name="P1"/>
      <text:p text:style-name="P1"/>
      <text:p text:style-name="P1"/>
      <text:p text:style-name="P1"/>
      <text:p text:style-name="P7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20:36:07.497776783</meta:creation-date>
    <dc:date>2017-03-03T21:08:32.640201308</dc:date>
    <meta:editing-duration>PT16M34S</meta:editing-duration>
    <meta:editing-cycles>1</meta:editing-cycles>
    <meta:document-statistic meta:table-count="0" meta:image-count="0" meta:object-count="0" meta:page-count="3" meta:paragraph-count="52" meta:word-count="294" meta:character-count="2150" meta:non-whitespace-character-count="1900"/>
    <meta:generator>LibreOffice/4.2.8.2$Linux_X86_64 LibreOffice_project/420m0$Build-2</meta:generator>
  </office:meta>
</office:document-meta>
</file>